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b2c1" officeooo:paragraph-rsid="0012b2c1" style:font-size-asian="12.25pt" style:font-size-complex="14pt"/>
    </style:style>
    <style:style style:name="P2" style:family="paragraph" style:parent-style-name="Standard">
      <style:text-properties fo:font-size="14pt" officeooo:rsid="00132381" officeooo:paragraph-rsid="00132381" style:font-size-asian="12.25pt" style:font-size-complex="14pt"/>
    </style:style>
    <style:style style:name="P3" style:family="paragraph" style:parent-style-name="Standard">
      <style:text-properties fo:font-size="14pt" fo:font-weight="bold" officeooo:rsid="001318d5" officeooo:paragraph-rsid="001318d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2b2c1" officeooo:paragraph-rsid="0012b2c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30ccc" officeooo:paragraph-rsid="00130cc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32381" officeooo:paragraph-rsid="00132381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</style:style>
    <style:style style:name="P1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2b2c1" officeooo:paragraph-rsid="0012b2c1" style:text-blinking="false" style:font-weight-asian="bold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2b2c1" officeooo:paragraph-rsid="0012b2c1" style:text-blinking="false" fo:background-color="transparent" style:font-weight-asian="normal" style:font-weight-complex="normal"/>
    </style:style>
    <style:style style:name="P12" style:family="paragraph" style:parent-style-name="Standard" style:list-style-name="L10">
      <style:text-properties fo:font-size="14pt" officeooo:rsid="0012b2c1" officeooo:paragraph-rsid="0012b2c1" style:font-size-asian="12.25pt" style:font-size-complex="14pt"/>
    </style:style>
    <style:style style:name="P13" style:family="paragraph" style:parent-style-name="Standard" style:list-style-name="L11">
      <style:text-properties fo:font-size="14pt" officeooo:rsid="00130ccc" officeooo:paragraph-rsid="00130ccc" style:font-size-asian="12.25pt" style:font-size-complex="14pt"/>
    </style:style>
    <style:style style:name="P14" style:family="paragraph" style:parent-style-name="Standard" style:list-style-name="L13">
      <style:text-properties fo:font-size="14pt" officeooo:rsid="00132381" officeooo:paragraph-rsid="00132381" style:font-size-asian="12.25pt" style:font-size-complex="14pt"/>
    </style:style>
    <style:style style:name="P15" style:family="paragraph" style:parent-style-name="Standard" style:list-style-name="L14">
      <style:text-properties fo:font-size="14pt" officeooo:rsid="00132381" officeooo:paragraph-rsid="00132381" style:font-size-asian="12.25pt" style:font-size-complex="14pt"/>
    </style:style>
    <style:style style:name="P16" style:family="paragraph" style:parent-style-name="Standard" style:list-style-name="L15">
      <style:text-properties fo:font-size="14pt" officeooo:rsid="00132381" officeooo:paragraph-rsid="00132381" style:font-size-asian="12.25pt" style:font-size-complex="14pt"/>
    </style:style>
    <style:style style:name="P17" style:family="paragraph" style:parent-style-name="Standard" style:list-style-name="L11">
      <style:text-properties fo:font-size="14pt" fo:font-weight="bold" officeooo:rsid="00130ccc" officeooo:paragraph-rsid="00130ccc" style:font-size-asian="12.25pt" style:font-weight-asian="bold" style:font-size-complex="14pt" style:font-weight-complex="bold"/>
    </style:style>
    <style:style style:name="P18" style:family="paragraph" style:parent-style-name="Standard" style:list-style-name="L13">
      <style:text-properties fo:font-size="14pt" fo:font-weight="bold" officeooo:rsid="00132381" officeooo:paragraph-rsid="00132381" style:font-size-asian="12.25pt" style:font-weight-asian="bold" style:font-size-complex="14pt" style:font-weight-complex="bold"/>
    </style:style>
    <style:style style:name="P19" style:family="paragraph" style:parent-style-name="Standard" style:list-style-name="L15">
      <style:text-properties fo:font-size="14pt" fo:font-weight="bold" officeooo:rsid="00132381" officeooo:paragraph-rsid="00132381" style:font-size-asian="12.25pt" style:font-weight-asian="bold" style:font-size-complex="14pt" style:font-weight-complex="bold"/>
    </style:style>
    <style:style style:name="P20" style:family="paragraph" style:parent-style-name="Standard" style:list-style-name="L14">
      <style:text-properties fo:font-size="14pt" fo:font-weight="bold" officeooo:rsid="00140b0c" officeooo:paragraph-rsid="00140b0c" style:font-size-asian="12.25pt" style:font-weight-asian="bold" style:font-size-complex="14pt" style:font-weight-complex="bold"/>
    </style:style>
    <style:style style:name="P21" style:family="paragraph" style:parent-style-name="Standard" style:list-style-name="L12">
      <style:text-properties fo:font-size="14pt" fo:font-weight="normal" officeooo:rsid="001318d5" officeooo:paragraph-rsid="001318d5" style:font-size-asian="12.25pt" style:font-weight-asian="normal" style:font-size-complex="14pt" style:font-weight-complex="normal"/>
    </style:style>
    <style:style style:name="P22" style:family="paragraph" style:parent-style-name="Standard" style:list-style-name="L13">
      <style:text-properties fo:font-size="14pt" fo:font-weight="normal" officeooo:rsid="00132381" officeooo:paragraph-rsid="00132381" style:font-size-asian="12.25pt" style:font-weight-asian="normal" style:font-size-complex="14pt" style:font-weight-complex="normal"/>
    </style:style>
    <style:style style:name="P23" style:family="paragraph" style:parent-style-name="Standard" style:list-style-name="L15">
      <style:text-properties fo:font-size="14pt" fo:font-weight="normal" officeooo:rsid="00132381" officeooo:paragraph-rsid="00132381" style:font-size-asian="12.25pt" style:font-weight-asian="normal" style:font-size-complex="14pt" style:font-weight-complex="normal"/>
    </style:style>
    <style:style style:name="P24" style:family="paragraph" style:parent-style-name="Standard" style:list-style-name="L14">
      <style:text-properties fo:font-size="14pt" fo:font-weight="normal" officeooo:rsid="00140b0c" officeooo:paragraph-rsid="00140b0c" style:font-size-asian="12.25pt" style:font-weight-asian="normal" style:font-size-complex="14pt" style:font-weight-complex="normal"/>
    </style:style>
    <style:style style:name="P2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29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30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31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/>
    </style:style>
    <style:style style:name="P32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2b2c1" officeooo:paragraph-rsid="0012b2c1" style:text-blinking="false" style:font-weight-asian="normal" style:font-weight-complex="normal"/>
    </style:style>
    <style:style style:name="P3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6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7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8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/>
    </style:style>
    <style:style style:name="P39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2b2c1" officeooo:paragraph-rsid="0012b2c1" style:text-blinking="false" style:font-weight-asian="bold" style:font-weight-complex="bold"/>
    </style:style>
    <style:style style:name="P40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2b2c1" officeooo:paragraph-rsid="0012b2c1" style:text-blinking="false" style:font-weight-asian="bold" style:font-weight-complex="bold"/>
    </style:style>
    <style:style style:name="P41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2b2c1" officeooo:paragraph-rsid="0012b2c1" style:text-blinking="false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2b2c1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5c93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weight="normal" fo:background-color="transparent" loext:char-shading-value="0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5c93e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aefd" style:font-weight-asian="normal" style:font-weight-complex="normal"/>
    </style:style>
    <style:style style:name="T10" style:family="text">
      <style:text-properties fo:font-weight="normal" officeooo:rsid="0016c6ce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2b2c1" fo:background-color="transparent" loext:char-shading-value="0"/>
    </style:style>
    <style:style style:name="T13" style:family="text">
      <style:text-properties fo:font-weight="bold" fo:background-color="transparent" loext:char-shading-value="0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40b0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6cb15fb2-7fff-9bc5-6651-cfa366fa7328"/>Boletín Ejercicios de paso a modelo relacional</text:p>
      <text:p text:style-name="Text_20_body"/>
      <text:p text:style-name="P8">1.-</text:p>
      <text:p text:style-name="P9"><text:span text:style-name="T1">AUTOR (#código, nombre) </text:span><text:span text:style-name="T4">siendo</text:span></text:p>
      <text:list xml:id="list1621615749" text:style-name="L1">
        <text:list-item>
          <text:p text:style-name="P25"><text:span text:style-name="T11">código </text:span><text:span text:style-name="T13">es cadena no nula,</text:span></text:p>
        </text:list-item>
        <text:list-item>
          <text:p text:style-name="P25"><text:span text:style-name="T11">nombre </text:span><text:span text:style-name="T13">es cadena no nula,</text:span></text:p>
        </text:list-item>
        <text:list-item>
          <text:p text:style-name="P33"><text:span text:style-name="T11">PK </text:span><text:span text:style-name="T5">(código)</text:span></text:p>
        </text:list-item>
      </text:list>
      <text:p text:style-name="Text_20_body"/>
      <text:p text:style-name="P9"><text:span text:style-name="T1">LIBRO (#código, título, ISBN, editorial, páginas) </text:span><text:span text:style-name="T4">siendo </text:span></text:p>
      <text:list xml:id="list2398311105" text:style-name="L2">
        <text:list-item>
          <text:p text:style-name="P26"><text:span text:style-name="T11">código </text:span><text:span text:style-name="T13">es cadena no nula</text:span></text:p>
        </text:list-item>
        <text:list-item>
          <text:p text:style-name="P26"><text:span text:style-name="T11">título </text:span><text:span text:style-name="T13">es cadena no nula</text:span></text:p>
        </text:list-item>
        <text:list-item>
          <text:p text:style-name="P26"><text:span text:style-name="T11">ISBN </text:span><text:span text:style-name="T13">es cadena no nula</text:span></text:p>
        </text:list-item>
        <text:list-item>
          <text:p text:style-name="P26"><text:span text:style-name="T11">editorial </text:span><text:span text:style-name="T13">es cadena no nula</text:span></text:p>
        </text:list-item>
        <text:list-item>
          <text:p text:style-name="P26"><text:span text:style-name="T11">páginas </text:span><text:span text:style-name="T13">es entero</text:span></text:p>
        </text:list-item>
      </text:list>
      <text:p text:style-name="Text_20_body"/>
      <text:p text:style-name="P9"><text:span text:style-name="T1">ESCRIBE (#código_Autor, #código_Libro) </text:span><text:span text:style-name="T4">siendo</text:span></text:p>
      <text:list xml:id="list1008662615" text:style-name="L3">
        <text:list-item>
          <text:p text:style-name="P27"><text:span text:style-name="T11">código_Autor </text:span><text:span text:style-name="T13">es cadena no nula</text:span></text:p>
        </text:list-item>
        <text:list-item>
          <text:p text:style-name="P27"><text:span text:style-name="T11">código_Libro </text:span><text:span text:style-name="T13">es cadena no nula</text:span></text:p>
        </text:list-item>
        <text:list-item>
          <text:p text:style-name="P34"><text:span text:style-name="T11">PK </text:span><text:span text:style-name="T5">(código, código)</text:span></text:p>
        </text:list-item>
        <text:list-item>
          <text:p text:style-name="P34"><text:span text:style-name="T11">FK </text:span><text:span text:style-name="T5">(código_Autor / AUTOR(código))</text:span></text:p>
        </text:list-item>
        <text:list-item>
          <text:p text:style-name="P34"><text:span text:style-name="T11">FK </text:span><text:span text:style-name="T5">(código_Libro / LIBRO(código))</text:span></text:p>
        </text:list-item>
      </text:list>
      <text:p text:style-name="Text_20_body"/>
      <text:p text:style-name="P9"><text:span text:style-name="T1">EJEMPLAR (#código, localización, código_Libro) </text:span><text:span text:style-name="T4">siendo</text:span></text:p>
      <text:list xml:id="list2862301406" text:style-name="L4">
        <text:list-item>
          <text:p text:style-name="P28"><text:span text:style-name="T11">código </text:span><text:span text:style-name="T13">es cadena no nula</text:span></text:p>
        </text:list-item>
        <text:list-item>
          <text:p text:style-name="P28"><text:span text:style-name="T11">localización </text:span><text:span text:style-name="T13">es cadena</text:span><text:span text:style-name="T11"> </text:span><text:span text:style-name="T13">no nula</text:span></text:p>
        </text:list-item>
        <text:list-item>
          <text:p text:style-name="P28"><text:span text:style-name="T11">código_Libro </text:span><text:span text:style-name="T13">es cadena no nula</text:span></text:p>
        </text:list-item>
        <text:list-item>
          <text:p text:style-name="P35"><text:span text:style-name="T11">PK </text:span><text:span text:style-name="T5">(código)</text:span></text:p>
        </text:list-item>
        <text:list-item>
          <text:p text:style-name="P35"><text:span text:style-name="T11">FK </text:span><text:span text:style-name="T5">(código_Libro / LIBRO(código))</text:span></text:p>
        </text:list-item>
      </text:list>
      <text:p text:style-name="Text_20_body"/>
      <text:p text:style-name="P8"/>
      <text:p text:style-name="P8"/>
      <text:p text:style-name="P8"/>
      <text:p text:style-name="P9"><text:soft-page-break/><text:span text:style-name="T1">USUARIO (#código, nombre, tfno, dirección) </text:span><text:span text:style-name="T4">siendo</text:span></text:p>
      <text:list xml:id="list2081652274" text:style-name="L5">
        <text:list-item>
          <text:p text:style-name="P29"><text:span text:style-name="T11">código </text:span><text:span text:style-name="T13">es cadena no nula</text:span></text:p>
        </text:list-item>
        <text:list-item>
          <text:p text:style-name="P29"><text:span text:style-name="T11">nombre </text:span><text:span text:style-name="T13">es cadena no nula</text:span></text:p>
        </text:list-item>
        <text:list-item>
          <text:p text:style-name="P29"><text:span text:style-name="T11">tfno </text:span><text:span text:style-name="T13">es cadena no nula</text:span></text:p>
        </text:list-item>
        <text:list-item>
          <text:p text:style-name="P29"><text:span text:style-name="T11">dirección </text:span><text:span text:style-name="T13">es cadena</text:span></text:p>
        </text:list-item>
        <text:list-item>
          <text:p text:style-name="P36"><text:span text:style-name="T11">PK </text:span><text:span text:style-name="T5">(código)</text:span></text:p>
        </text:list-item>
      </text:list>
      <text:p text:style-name="Text_20_body"/>
      <text:p text:style-name="P9"><text:span text:style-name="T1">Saca (#código_Usuario, #código_Ejemplar, fecha devolución, </text:span><text:span text:style-name="T3">#</text:span><text:span text:style-name="T1">fecha préstamo) </text:span><text:span text:style-name="T4">siendo</text:span></text:p>
      <text:list xml:id="list3170665902" text:style-name="L6">
        <text:list-item>
          <text:p text:style-name="P30"><text:span text:style-name="T11">código_Usuario </text:span><text:span text:style-name="T13">es cadena no nula</text:span></text:p>
        </text:list-item>
        <text:list-item>
          <text:p text:style-name="P30"><text:span text:style-name="T11">código_Ejemplar </text:span><text:span text:style-name="T13">cadena no nula</text:span></text:p>
        </text:list-item>
        <text:list-item>
          <text:p text:style-name="P30"><text:span text:style-name="T11">fecha devolución </text:span><text:span text:style-name="T13">es fecha no nula</text:span></text:p>
        </text:list-item>
        <text:list-item>
          <text:p text:style-name="P30"><text:span text:style-name="T11">fecha préstamo </text:span><text:span text:style-name="T13">es fecha no nula</text:span></text:p>
        </text:list-item>
        <text:list-item>
          <text:p text:style-name="P37"><text:span text:style-name="T11">PK </text:span><text:span text:style-name="T5">(código_Usuario, código_Ejemplar, </text:span><text:span text:style-name="T7">fecha préstamo</text:span><text:span text:style-name="T5">)</text:span></text:p>
        </text:list-item>
        <text:list-item>
          <text:p text:style-name="P37"><text:span text:style-name="T11">FK </text:span><text:span text:style-name="T5">(código_Usuario / USUARIO(código))</text:span></text:p>
        </text:list-item>
        <text:list-item>
          <text:p text:style-name="P37"><text:span text:style-name="T11">FK </text:span><text:span text:style-name="T5">(código_Ejemplar / EJEMPLAR(código))</text:span></text:p>
        </text:list-item>
      </text:list>
      <text:p text:style-name="Text_20_body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.-</text:p>
      <text:p text:style-name="P9"><text:span text:style-name="T1">C</text:span><text:span text:style-name="T2">LIENTE</text:span><text:span text:style-name="T1"> (#codigo, apellidos, dirección, nombre, tfno) </text:span><text:span text:style-name="T4">siendo</text:span></text:p>
      <text:list xml:id="list1974668269" text:style-name="L7">
        <text:list-item>
          <text:p text:style-name="P31"><text:span text:style-name="T11">código </text:span><text:span text:style-name="T13">es cadena no nula</text:span></text:p>
        </text:list-item>
        <text:list-item>
          <text:p text:style-name="P38"><text:span text:style-name="T5">apellidos </text:span><text:span text:style-name="T11">es cadena </text:span><text:span text:style-name="T12">no nula</text:span></text:p>
        </text:list-item>
        <text:list-item>
          <text:p text:style-name="P38"><text:span text:style-name="T5">dirección </text:span><text:span text:style-name="T11">es cadena</text:span></text:p>
        </text:list-item>
        <text:list-item>
          <text:p text:style-name="P38"><text:span text:style-name="T5">nombre </text:span><text:span text:style-name="T11">es cadena </text:span><text:span text:style-name="T12">no nula</text:span></text:p>
        </text:list-item>
        <text:list-item>
          <text:p text:style-name="P38"><text:span text:style-name="T5">tfno </text:span><text:span text:style-name="T11">es cadena </text:span></text:p>
        </text:list-item>
        <text:list-item>
          <text:p text:style-name="P39"><text:span text:style-name="T11">PK</text:span><text:span text:style-name="T6"> (código)</text:span></text:p>
        </text:list-item>
      </text:list>
      <text:p text:style-name="P11"/>
      <text:p text:style-name="P10"><text:span text:style-name="T6">PRODUCTO (#código, descripción, existencias, precio) </text:span><text:span text:style-name="T11">siendo</text:span></text:p>
      <text:list xml:id="list676738924" text:style-name="L8">
        <text:list-item>
          <text:p text:style-name="P40"><text:span text:style-name="T6">código </text:span><text:span text:style-name="T11">es cadena no nula</text:span></text:p>
        </text:list-item>
        <text:list-item>
          <text:p text:style-name="P40"><text:span text:style-name="T6">descripción </text:span><text:span text:style-name="T11">es cadena no nula</text:span></text:p>
        </text:list-item>
        <text:list-item>
          <text:p text:style-name="P40"><text:span text:style-name="T6">existencias </text:span><text:span text:style-name="T11">es entero no nulo</text:span></text:p>
        </text:list-item>
        <text:list-item>
          <text:p text:style-name="P40"><text:span text:style-name="T6">precio </text:span><text:span text:style-name="T11">es decimal no nulo</text:span></text:p>
        </text:list-item>
        <text:list-item>
          <text:p text:style-name="P40"><text:span text:style-name="T11">PK </text:span><text:span text:style-name="T6">(código)</text:span></text:p>
        </text:list-item>
      </text:list>
      <text:p text:style-name="P11"/>
      <text:p text:style-name="P10"><text:span text:style-name="T6">Compra (#código_Producto, código_Cliente, #fecha compra) </text:span><text:span text:style-name="T11">siendo</text:span></text:p>
      <text:list xml:id="list1031083341" text:style-name="L9">
        <text:list-item>
          <text:p text:style-name="P41"><text:span text:style-name="T6">código_Producto </text:span><text:span text:style-name="T11">es cadena no nula</text:span></text:p>
        </text:list-item>
        <text:list-item>
          <text:p text:style-name="P32"><text:span text:style-name="T11">código_Cliente </text:span><text:span text:style-name="T14">es cadena no nula</text:span></text:p>
        </text:list-item>
        <text:list-item>
          <text:p text:style-name="P32"><text:span text:style-name="T11">fecha compra </text:span><text:span text:style-name="T14">es fecha no nula</text:span></text:p>
        </text:list-item>
        <text:list-item>
          <text:p text:style-name="P41"><text:span text:style-name="T11">PK </text:span><text:span text:style-name="T6">(código_Producto, código_Cliente, fecha compra)</text:span></text:p>
        </text:list-item>
        <text:list-item>
          <text:p text:style-name="P41"><text:span text:style-name="T11">FK </text:span><text:span text:style-name="T6">(código_Producto / PRODUCTO(código))</text:span></text:p>
        </text:list-item>
        <text:list-item>
          <text:p text:style-name="P41"><text:span text:style-name="T11">FK </text:span><text:span text:style-name="T6">(código_Cliente / CLIENTE(código))</text:span></text:p>
        </text:list-item>
      </text:list>
      <text:p text:style-name="Standard"/>
      <text:p text:style-name="P1">PROVEEDOR (#código, nombre, apellidos, dirección, tfno) <text:span text:style-name="T15">siendo</text:span></text:p>
      <text:list xml:id="list1567662898" text:style-name="L10">
        <text:list-item>
          <text:p text:style-name="P12"><text:span text:style-name="T8">código </text:span><text:span text:style-name="T15">es cadena no nula</text:span></text:p>
        </text:list-item>
        <text:list-item>
          <text:p text:style-name="P12"><text:span text:style-name="T8">nombre </text:span><text:span text:style-name="T15">es cadena</text:span></text:p>
        </text:list-item>
        <text:list-item>
          <text:p text:style-name="P12"><text:span text:style-name="T8">apellidos </text:span><text:span text:style-name="T15">es cadena</text:span></text:p>
        </text:list-item>
        <text:list-item>
          <text:p text:style-name="P12"><text:span text:style-name="T8">dirección </text:span><text:span text:style-name="T15">es cadena no nula</text:span></text:p>
        </text:list-item>
        <text:list-item>
          <text:p text:style-name="P12"><text:span text:style-name="T8">tfno </text:span><text:span text:style-name="T15">es cadena no nula</text:span></text:p>
        </text:list-item>
        <text:list-item>
          <text:p text:style-name="P12"><text:span text:style-name="T15">PK </text:span><text:span text:style-name="T8">(código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1"><text:soft-page-break/><text:span text:style-name="T8">Suministra (#código_Producto, </text:span><text:span text:style-name="T10">#</text:span><text:span text:style-name="T8">código_Proovedor) </text:span><text:span text:style-name="T15">siendo</text:span></text:p>
      <text:list xml:id="list2126504046" text:style-name="L11">
        <text:list-item>
          <text:p text:style-name="P13"><text:span text:style-name="T8">código_Producto </text:span><text:span text:style-name="T15">es cadena no nula,</text:span></text:p>
        </text:list-item>
        <text:list-item>
          <text:p text:style-name="P13"><text:span text:style-name="T8">código_Proovedor </text:span><text:span text:style-name="T15">es cadena no nula,</text:span></text:p>
        </text:list-item>
        <text:list-item>
          <text:p text:style-name="P13"><text:span text:style-name="T15">PK </text:span><text:span text:style-name="T8">(código_Producto, código_Proveedor)</text:span></text:p>
        </text:list-item>
        <text:list-item>
          <text:p text:style-name="P17">FK <text:span text:style-name="T8">(código_Producto / PRODUCTO(código))</text:span></text:p>
        </text:list-item>
        <text:list-item>
          <text:p text:style-name="P17">FK <text:span text:style-name="T8">(código_Proveedor / PROVEEDOR(código))</text:span></text:p>
        </text:list-item>
      </text:list>
      <text:p text:style-name="P5"/>
      <text:p text:style-name="P5">3.-</text:p>
      <text:p text:style-name="P3"><text:span text:style-name="T8">PROFESOR (#dni, nombre, dirección, tfno) </text:span>siendo</text:p>
      <text:list xml:id="list1529657643" text:style-name="L12">
        <text:list-item>
          <text:p text:style-name="P21">dni <text:span text:style-name="T15">es cadena no nula,</text:span></text:p>
        </text:list-item>
        <text:list-item>
          <text:p text:style-name="P21">nombre <text:span text:style-name="T15">es cadena no nula,</text:span></text:p>
        </text:list-item>
        <text:list-item>
          <text:p text:style-name="P21">dirección <text:span text:style-name="T15">es cadena no nula,</text:span></text:p>
        </text:list-item>
        <text:list-item>
          <text:p text:style-name="P21">tfno <text:span text:style-name="T15">es cadena no nula,</text:span></text:p>
        </text:list-item>
        <text:list-item>
          <text:p text:style-name="P21"><text:span text:style-name="T15">PK </text:span>(dni)</text:p>
        </text:list-item>
      </text:list>
      <text:p text:style-name="P1"/>
      <text:p text:style-name="P2">MÓDULO (#código, nombre, dni) <text:span text:style-name="T15">siendo</text:span></text:p>
      <text:list xml:id="list3546778140" text:style-name="L13">
        <text:list-item>
          <text:p text:style-name="P14"><text:span text:style-name="T8">código </text:span><text:span text:style-name="T15">es cadena no nula,</text:span></text:p>
        </text:list-item>
        <text:list-item>
          <text:p text:style-name="P22">nombre <text:span text:style-name="T15">es cadena no nula,</text:span></text:p>
        </text:list-item>
        <text:list-item>
          <text:p text:style-name="P22">dni <text:span text:style-name="T15">es cadena no nula,</text:span></text:p>
        </text:list-item>
        <text:list-item>
          <text:p text:style-name="P18">PK <text:span text:style-name="T8">(código)</text:span></text:p>
        </text:list-item>
        <text:list-item>
          <text:p text:style-name="P18">FK <text:span text:style-name="T8">(dni / PROFESOR(dni))</text:span></text:p>
        </text:list-item>
      </text:list>
      <text:p text:style-name="P1"/>
      <text:p text:style-name="P2">ALUMNO (#expediente, nombre, apellidos, fecha_nac, <text:span text:style-name="T16">expediente_delegado</text:span>) <text:span text:style-name="T15">siendo</text:span></text:p>
      <text:list xml:id="list2383950152" text:style-name="L14">
        <text:list-item>
          <text:p text:style-name="P15">expediente <text:span text:style-name="T15">es cadena no nula,</text:span></text:p>
        </text:list-item>
        <text:list-item>
          <text:p text:style-name="P15">nombre <text:span text:style-name="T15">es cadena no nula,</text:span></text:p>
        </text:list-item>
        <text:list-item>
          <text:p text:style-name="P15">apellidos <text:span text:style-name="T15">es cadena no nula,</text:span></text:p>
        </text:list-item>
        <text:list-item>
          <text:p text:style-name="P15">fecha_nac <text:span text:style-name="T15">es fecha no nula,</text:span></text:p>
        </text:list-item>
        <text:list-item>
          <text:p text:style-name="P24">expediente_delegado <text:span text:style-name="T15">es cadena no nula</text:span>,</text:p>
        </text:list-item>
        <text:list-item>
          <text:p text:style-name="P15"><text:span text:style-name="T15">PK </text:span><text:span text:style-name="T8">(expediente)</text:span></text:p>
        </text:list-item>
        <text:list-item>
          <text:p text:style-name="P20">FK <text:span text:style-name="T8">(expediente_delegado / </text:span><text:span text:style-name="T9">ALUMNO(expediente)</text:span><text:span text:style-name="T8">)</text:span></text:p>
        </text:list-item>
      </text:list>
      <text:p text:style-name="P6"/>
      <text:p text:style-name="P2"><text:span text:style-name="T8">Cursa (#código, </text:span><text:span text:style-name="T10">#</text:span><text:span text:style-name="T8">expediente) </text:span><text:span text:style-name="T15">siendo </text:span></text:p>
      <text:list xml:id="list3376610810" text:style-name="L15">
        <text:list-item>
          <text:p text:style-name="P16"><text:span text:style-name="T8">código </text:span><text:span text:style-name="T15">es cadena no nula,</text:span></text:p>
        </text:list-item>
        <text:list-item>
          <text:p text:style-name="P23">expediente <text:span text:style-name="T15">es cadena no nula,</text:span></text:p>
        </text:list-item>
        <text:list-item>
          <text:p text:style-name="P19">PK <text:span text:style-name="T8">(código, expediente)</text:span></text:p>
        </text:list-item>
        <text:list-item>
          <text:p text:style-name="P19">FK <text:span text:style-name="T8">(código / MÓDULO(código))</text:span></text:p>
        </text:list-item>
        <text:list-item>
          <text:p text:style-name="P19">FK <text:span text:style-name="T8">(expediente / ALUMNO(expediente)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2:12:26.855094520</meta:creation-date>
    <dc:date>2021-11-17T13:19:23.184395749</dc:date>
    <meta:editing-duration>PT37M20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4" meta:paragraph-count="99" meta:word-count="520" meta:character-count="3074" meta:non-whitespace-character-count="2730"/>
  </office:meta>
</office:document-meta>
</file>